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361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4283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6291in"/>
    </style:style>
    <style:style style:name="co7" style:family="table-column">
      <style:table-column-properties fo:break-before="auto" style:column-width="1.3783in"/>
    </style:style>
    <style:style style:name="co8" style:family="table-column">
      <style:table-column-properties fo:break-before="auto" style:column-width="1.3571in"/>
    </style:style>
    <style:style style:name="co9" style:family="table-column">
      <style:table-column-properties fo:break-before="auto" style:column-width="2.38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$vessel.$B$2:$vessel.$B$6])" table:allow-empty-cell="false" table:display-list="unsorted" table:base-cell-address="constants.C2">
          <table:error-message table:message-type="stop" table:display="true"/>
        </table:content-validation>
      </table:content-validations>
      <table:table table:name="vesse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catamaran</text:p>
          </table:table-cell>
          <table:table-cell/>
          <table:table-cell table:style-name="ce2" office:value-type="string" calcext:value-type="string">
            <text:p>Chsc</text:p>
          </table:table-cell>
          <table:table-cell table:style-name="ce2" office:value-type="float" office:value="0.24" calcext:value-type="float">
            <text:p>0.24</text:p>
          </table:table-cell>
          <table:table-cell table:number-columns-repeated="1018"/>
        </table:table-row>
        <table:table-row table:style-name="ro1">
          <table:table-cell/>
          <table:table-cell table:style-name="ce1" office:value-type="string" calcext:value-type="string">
            <text:p>service_range</text:p>
          </table:table-cell>
          <table:table-cell table:style-name="ce1" office:value-type="string" calcext:value-type="string">
            <text:p>RSA (20)</text:p>
          </table:table-cell>
          <table:table-cell/>
          <table:table-cell table:style-name="ce2" office:value-type="string" calcext:value-type="string">
            <text:p>Crw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kt</text:p>
          </table:table-cell>
          <table:table-cell table:style-name="ce1" office:value-type="string" calcext:value-type="string">
            <text:p>speed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Froude</text:p>
          </table:table-cell>
          <table:table-cell table:style-name="ce2" table:formula="of:=[.C3]/[.C5]^0.5" office:value-type="float" office:value="4.74341649025257" calcext:value-type="float">
            <text:p>4.74341649025257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ton</text:p>
          </table:table-cell>
          <table:table-cell table:style-name="ce1" office:value-type="string" calcext:value-type="string">
            <text:p>displacement</text:p>
          </table:table-cell>
          <table:table-cell table:style-name="ce1" office:value-type="float" office:value="6" calcext:value-type="float">
            <text:p>6</text:p>
          </table:table-cell>
          <table:table-cell/>
          <table:table-cell table:style-name="ce2" office:value-type="string" calcext:value-type="string">
            <text:p>acg</text:p>
          </table:table-cell>
          <table:table-cell table:style-name="ce2" table:formula="of:=MIN([.F1]*[.F2]*[.F3]; 1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L</text:p>
          </table:table-cell>
          <table:table-cell table:formula="of:=[.C5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beam</text:p>
          </table:table-cell>
          <table:table-cell table:style-name="ce1" office:value-type="float" office:value="6.5" calcext:value-type="float">
            <text:p>6.5</text:p>
          </table:table-cell>
          <table:table-cell/>
          <table:table-cell office:value-type="string" calcext:value-type="string">
            <text:p>ref area Sr</text:p>
          </table:table-cell>
          <table:table-cell table:formula="of:=0.7*[.C4]/2/[.C9]" office:value-type="float" office:value="4.11764705882353" calcext:value-type="float">
            <text:p>4.11764705882353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fwd_perp</text:p>
          </table:table-cell>
          <table:table-cell table:style-name="ce1" office:value-type="float" office:value="0" calcext:value-type="float">
            <text:p>0</text:p>
          </table:table-cell>
          <table:table-cell/>
          <table:table-cell office:value-type="string" calcext:value-type="string">
            <text:p>deadrise eff</text:p>
          </table:table-cell>
          <table:table-cell table:formula="of:=MAX(10; MIN([.C14];30))" office:value-type="float" office:value="12" calcext:value-type="float">
            <text:p>1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ft_perp</text:p>
          </table:table-cell>
          <table:table-cell table:style-name="ce1" office:value-type="float" office:value="10" calcext:value-type="float">
            <text:p>10</text:p>
          </table:table-cell>
          <table:table-cell/>
          <table:table-cell office:value-type="string" calcext:value-type="string">
            <text:p>cb eff</text:p>
          </table:table-cell>
          <table:table-cell table:formula="of:=MIN(0.5;[.C16])" office:value-type="float" office:value="0.4" calcext:value-type="float">
            <text:p>0.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raft</text:p>
          </table:table-cell>
          <table:table-cell table:style-name="ce1" office:value-type="float" office:value="0.51" calcext:value-type="float">
            <text:p>0.5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_baseline</text:p>
          </table:table-cell>
          <table:table-cell table:style-name="ce1" office:value-type="float" office:value="-0.51" calcext:value-type="float">
            <text:p>-0.51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block_coef</text:p>
          </table:table-cell>
          <table:table-cell table:style-name="ce1" office:value-type="float" office:value="0.4" calcext:value-type="float">
            <text:p>0.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2</text:p>
          </table:table-cell>
          <table:table-cell table:style-name="ce1" office:value-type="string" calcext:value-type="string">
            <text:p>water_plane_area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lcg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deadrise_lcg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st_hull_cl</text:p>
          </table:table-cell>
          <table:table-cell table:style-name="ce1" office:value-type="float" office:value="4.6" calcext:value-type="float">
            <text:p>4.6</text:p>
          </table:table-cell>
          <table:table-cell table:number-columns-repeated="1021"/>
        </table:table-row>
        <table:table-row table:style-name="ro1">
          <table:table-cell/>
          <table:table-cell table:style-name="Default" office:value-type="string" calcext:value-type="string">
            <text:p>block coef</text:p>
          </table:table-cell>
          <table:table-cell office:value-type="float" office:value="0.4" calcext:value-type="float">
            <text:p>0.4</text:p>
          </table:table-cell>
          <table:table-cell table:number-columns-repeated="1021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nels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3" table:number-columns-repeated="13" table:default-cell-style-name="Default"/>
        <table:table-row table:style-name="ro1">
          <table:table-cell table:style-name="ce1" office:value-type="string" calcext:value-type="string">
            <text:p>units</text:p>
          </table:table-cell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Bottom Panel 01 </text:p>
          </table:table-cell>
          <table:table-cell table:style-name="ce3" office:value-type="string" calcext:value-type="string">
            <text:p>Bottom Panel 02</text:p>
          </table:table-cell>
          <table:table-cell table:style-name="ce3" office:value-type="string" calcext:value-type="string">
            <text:p>Bottom Panel 03</text:p>
          </table:table-cell>
          <table:table-cell table:style-name="ce3" office:value-type="string" calcext:value-type="string">
            <text:p>Bottom Panel 04</text:p>
          </table:table-cell>
          <table:table-cell table:style-name="ce3" office:value-type="string" calcext:value-type="string">
            <text:p>Bottom Panel 05</text:p>
          </table:table-cell>
          <table:table-cell table:style-name="ce1" office:value-type="string" calcext:value-type="string">
            <text:p>BT 091</text:p>
          </table:table-cell>
          <table:table-cell table:style-name="ce1"/>
          <table:table-cell table:style-name="ce1" office:value-type="string" calcext:value-type="string">
            <text:p>BT 45</text:p>
          </table:table-cell>
          <table:table-cell table:style-name="ce1" office:value-type="string" calcext:value-type="string">
            <text:p>BT SAND</text:p>
          </table:table-cell>
          <table:table-cell table:style-name="ce1" office:value-type="string" calcext:value-type="string">
            <text:p>BT CHINE</text:p>
          </table:table-cell>
          <table:table-cell table:style-name="ce1" office:value-type="string" calcext:value-type="string">
            <text:p>BT SAND CHINE</text:p>
          </table:table-cell>
          <table:table-cell table:style-name="ce1" office:value-type="string" calcext:value-type="string">
            <text:p>SD</text:p>
          </table:table-cell>
          <table:table-cell table:style-name="ce1" office:value-type="string" calcext:value-type="string">
            <text:p>SD SAND</text:p>
          </table:table-cell>
          <table:table-cell table:style-name="ce1" office:value-type="string" calcext:value-type="string">
            <text:p>SD SAND090</text:p>
          </table:table-cell>
          <table:table-cell table:style-name="ce1" office:value-type="string" calcext:value-type="string">
            <text:p>SD CHINE</text:p>
          </table:table-cell>
          <table:table-cell table:style-name="ce1" office:value-type="string" calcext:value-type="string">
            <text:p>SD SAND CHINE</text:p>
          </table:table-cell>
          <table:table-cell table:style-name="ce1" office:value-type="string" calcext:value-type="string">
            <text:p>WETDECK</text:p>
          </table:table-cell>
          <table:table-cell table:style-name="ce1" office:value-type="string" calcext:value-type="string">
            <text:p>WETDECK SAN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ocation</text:p>
          </table:table-cell>
          <table:table-cell table:number-columns-repeated="6" table:style-name="ce1" table:content-validation-name="val1" office:value-type="string" calcext:value-type="string">
            <text:p>bottom</text:p>
          </table:table-cell>
          <table:table-cell table:style-name="ce1" table:content-validation-name="val1"/>
          <table:table-cell table:number-columns-repeated="4" table:style-name="ce1" table:content-validation-name="val1" office:value-type="string" calcext:value-type="string">
            <text:p>bottom</text:p>
          </table:table-cell>
          <table:table-cell table:number-columns-repeated="5" table:style-name="ce1" table:content-validation-name="val1" office:value-type="string" calcext:value-type="string">
            <text:p>side</text:p>
          </table:table-cell>
          <table:table-cell table:number-columns-repeated="2" table:style-name="ce1" table:content-validation-name="val1" office:value-type="string" calcext:value-type="string">
            <text:p>wet_deck</text:p>
          </table:table-cell>
        </table:table-row>
        <table:table-row table:style-name="ro1">
          <table:table-cell table:style-name="ce1" office:value-type="string" calcext:value-type="string">
            <text:p>fixed, simp_sup</text:p>
          </table:table-cell>
          <table:table-cell table:style-name="ce1" office:value-type="string" calcext:value-type="string">
            <text:p>bound_cond</text:p>
          </table:table-cell>
          <table:table-cell table:number-columns-repeated="6" table:style-name="ce1" office:value-type="string" calcext:value-type="string">
            <text:p>fixed</text:p>
          </table:table-cell>
          <table:table-cell table:style-name="ce1"/>
          <table:table-cell table:number-columns-repeated="11" table:style-name="ce1" office:value-type="string" calcext:value-type="string">
            <text:p>fixed</text:p>
          </table:table-cell>
        </table:table-row>
        <table:table-row table:style-name="ro1">
          <table:table-cell table:style-name="ce1"/>
          <table:table-cell table:style-name="ce1" office:value-type="string" calcext:value-type="string">
            <text:p>laminate</text:p>
          </table:table-cell>
          <table:table-cell table:style-name="ce1" office:value-type="string" calcext:value-type="string">
            <text:p>BT PANEL 2</text:p>
          </table:table-cell>
          <table:table-cell table:style-name="ce1" table:number-columns-repeated="3"/>
          <table:table-cell table:style-name="ce1" office:value-type="string" calcext:value-type="string">
            <text:p>BT PANEL 2</text:p>
          </table:table-cell>
          <table:table-cell table:style-name="ce1" office:value-type="string" calcext:value-type="string">
            <text:p>BT PANEL 3</text:p>
          </table:table-cell>
          <table:table-cell table:style-name="ce1"/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SD PANEL2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  <table:table-cell table:style-name="ce1" office:value-type="string" calcext:value-type="string">
            <text:p>BT PANEL</text:p>
          </table:table-cell>
          <table:table-cell table:style-name="ce1" office:value-type="string" calcext:value-type="string">
            <text:p>SD PANEL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x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.5" calcext:value-type="float">
            <text:p>9.5</text:p>
          </table:table-cell>
          <table:table-cell table:style-name="ce1" office:value-type="float" office:value="7" calcext:value-type="float">
            <text:p>7</text:p>
          </table:table-cell>
          <table:table-cell table:style-name="ce1"/>
          <table:table-cell table:number-columns-repeated="11" table:style-name="ce1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y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3" calcext:value-type="float">
            <text:p>0.3</text:p>
          </table:table-cell>
          <table:table-cell table:style-name="ce1"/>
          <table:table-cell table:number-columns-repeated="11" table:style-name="ce1" office:value-type="float" office:value="0.3" calcext:value-type="float">
            <text:p>0.3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im_x</text:p>
          </table:table-cell>
          <table:table-cell table:number-columns-repeated="5" table:style-name="ce1" office:value-type="float" office:value="1" calcext:value-type="float">
            <text:p>1</text:p>
          </table:table-cell>
          <table:table-cell table:style-name="ce1" office:value-type="float" office:value="0.6" calcext:value-type="float">
            <text:p>0.6</text:p>
          </table:table-cell>
          <table:table-cell table:style-name="ce1"/>
          <table:table-cell table:number-columns-repeated="11" table:style-name="ce1" office:value-type="float" office:value="0.6" calcext:value-type="float">
            <text:p>0.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z</text:p>
          </table:table-cell>
          <table:table-cell table:number-columns-repeated="5" table:style-name="ce1" office:value-type="float" office:value="-0.3" calcext:value-type="float">
            <text:p>-0.3</text:p>
          </table:table-cell>
          <table:table-cell table:style-name="ce1" office:value-type="float" office:value="-0.5" calcext:value-type="float">
            <text:p>-0.5</text:p>
          </table:table-cell>
          <table:table-cell table:style-name="ce1"/>
          <table:table-cell table:style-name="ce1" office:value-type="float" office:value="-0.5" calcext:value-type="float">
            <text:p>-0.5</text:p>
          </table:table-cell>
          <table:table-cell table:style-name="ce1" office:value-type="float" office:value="-0.4" calcext:value-type="float">
            <text:p>-0.4</text:p>
          </table:table-cell>
          <table:table-cell table:style-name="ce1" office:value-type="float" office:value="-0.3" calcext:value-type="float">
            <text:p>-0.3</text:p>
          </table:table-cell>
          <table:table-cell table:style-name="ce1" office:value-type="float" office:value="-0.2" calcext:value-type="float">
            <text:p>-0.2</text:p>
          </table:table-cell>
          <table:table-cell table:number-columns-repeated="7" table:style-name="ce1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egres</text:p>
          </table:table-cell>
          <table:table-cell table:style-name="ce1" office:value-type="string" calcext:value-type="string">
            <text:p>deadrise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35" calcext:value-type="float">
            <text:p>35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7" calcext:value-type="float">
            <text:p>17</text:p>
          </table:table-cell>
          <table:table-cell table:style-name="ce1"/>
          <table:table-cell table:number-columns-repeated="11" table:style-name="ce1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x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1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curvature_y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style-name="ce1"/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0.05" calcext:value-type="float">
            <text:p>0.05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0.05" calcext:value-type="float">
            <text:p>0.05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ir_gap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1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ol</text:p>
          </table:table-cell>
          <table:table-cell table:style-name="ce1" office:value-type="string" calcext:value-type="string">
            <text:p>chin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grees</text:p>
          </table:table-cell>
          <table:table-cell table:style-name="ce1" office:value-type="string" calcext:value-type="string">
            <text:p>chine_angle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2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50" calcext:value-type="float">
            <text:p>150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number-columns-repeated="2" table:style-name="ce1" office:value-type="float" office:value="140" calcext:value-type="float">
            <text:p>140</text:p>
          </table:table-cell>
          <table:table-cell table:number-columns-repeated="2" table:style-name="ce1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deckhouse_breadth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/>
          <table:table-cell table:number-columns-repeated="11" table:style-name="ce1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/l</text:p>
          </table:table-cell>
          <table:table-cell table:formula="of:=[.C5]/[vessel.$F$5]" office:value-type="float" office:value="0.8" calcext:value-type="float">
            <text:p>0.8</text:p>
          </table:table-cell>
          <table:table-cell table:formula="of:=[.D5]/[vessel.$F$5]" office:value-type="float" office:value="0.8" calcext:value-type="float">
            <text:p>0.8</text:p>
          </table:table-cell>
          <table:table-cell table:formula="of:=[.E5]/[vessel.$F$5]" office:value-type="float" office:value="0.8" calcext:value-type="float">
            <text:p>0.8</text:p>
          </table:table-cell>
          <table:table-cell table:formula="of:=[.F5]/[vessel.$F$5]" office:value-type="float" office:value="0.3" calcext:value-type="float">
            <text:p>0.3</text:p>
          </table:table-cell>
          <table:table-cell table:formula="of:=[.G5]/[vessel.$F$5]" office:value-type="float" office:value="0.95" calcext:value-type="float">
            <text:p>0.95</text:p>
          </table:table-cell>
          <table:table-cell table:formula="of:=[.H5]/[vessel.$F$5]" office:value-type="float" office:value="0.7" calcext:value-type="float">
            <text:p>0.7</text:p>
          </table:table-cell>
          <table:table-cell/>
          <table:table-cell table:formula="of:=[.J5]/[vessel.$F$5]" office:value-type="float" office:value="0.8" calcext:value-type="float">
            <text:p>0.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z base</text:p>
          </table:table-cell>
          <table:table-cell table:formula="of:=([.C8]-[vessel.$C$10])" office:value-type="float" office:value="0.21" calcext:value-type="float">
            <text:p>0.21</text:p>
          </table:table-cell>
          <table:table-cell table:formula="of:=([.D8]-[vessel.$C$10])" office:value-type="float" office:value="0.21" calcext:value-type="float">
            <text:p>0.21</text:p>
          </table:table-cell>
          <table:table-cell table:formula="of:=([.E8]-[vessel.$C$10])" office:value-type="float" office:value="0.21" calcext:value-type="float">
            <text:p>0.21</text:p>
          </table:table-cell>
          <table:table-cell table:formula="of:=([.F8]-[vessel.$C$10])" office:value-type="float" office:value="0.21" calcext:value-type="float">
            <text:p>0.21</text:p>
          </table:table-cell>
          <table:table-cell table:formula="of:=([.G8]-[vessel.$C$10])" office:value-type="float" office:value="0.21" calcext:value-type="float">
            <text:p>0.2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above 0.9 L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formula="of:=MAX([vessel.$C$9]; MIN(0.36*[vessel.$F$4]*SQRT([vessel.$F$5])/[vessel.$F$8]; 3.5*[vessel.$C$9]))" office:value-type="float" office:value="1.785" calcext:value-type="float">
            <text:p>1.7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low 0.5 L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formula="of:=MAX([vessel.$C$9]; MIN(0.6*[vessel.$F$4]*SQRT([vessel.$F$5]); 2.5*[vessel.$C$9]))" office:value-type="float" office:value="1.275" calcext:value-type="float">
            <text:p>1.2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 between</text:p>
          </table:table-cell>
          <table:table-cell table:formula="of:=([.C20]-[.C21])/0.4*([.C$17]-0.5)+[.C21]" office:value-type="float" office:value="1.6575" calcext:value-type="float">
            <text:p>1.6575</text:p>
          </table:table-cell>
          <table:table-cell table:style-name="ce4" table:formula="of:=([.D20]-[.D21])/0.4*([.D$17]-0.5)+[.D21]" office:value-type="float" office:value="1.6575" calcext:value-type="float">
            <text:p>1.6575</text:p>
          </table:table-cell>
          <table:table-cell table:style-name="ce4" table:formula="of:=([.E20]-[.E21])/0.4*([.E$17]-0.5)+[.E21]" office:value-type="float" office:value="1.6575" calcext:value-type="float">
            <text:p>1.6575</text:p>
          </table:table-cell>
          <table:table-cell table:style-name="ce4" table:formula="of:=([.F20]-[.F21])/0.4*([.F$17]-0.5)+[.F21]" office:value-type="float" office:value="1.02" calcext:value-type="float">
            <text:p>1.02</text:p>
          </table:table-cell>
          <table:table-cell table:formula="of:=([.G20]-[.G21])/0.4*([.G$17]-0.5)+[.G21]" office:value-type="float" office:value="1.84875" calcext:value-type="float">
            <text:p>1.84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</text:p>
          </table:table-cell>
          <table:table-cell table:formula="of:=IF([.C17]&lt;0.5; [.C21]; IF([.C$17]&lt;[.C20]; [.C22]; [.C20]))" office:value-type="float" office:value="1.6575" calcext:value-type="float">
            <text:p>1.6575</text:p>
          </table:table-cell>
          <table:table-cell table:formula="of:=IF([.D17]&lt;0.5; [.D21]; IF([.D$17]&lt;[.D20]; [.D22]; [.D20]))" office:value-type="float" office:value="1.6575" calcext:value-type="float">
            <text:p>1.6575</text:p>
          </table:table-cell>
          <table:table-cell table:formula="of:=IF([.E17]&lt;0.5; [.E21]; IF([.E$17]&lt;[.E20]; [.E22]; [.E20]))" office:value-type="float" office:value="1.6575" calcext:value-type="float">
            <text:p>1.6575</text:p>
          </table:table-cell>
          <table:table-cell table:formula="of:=IF([.F17]&lt;0.5; [.F21]; IF([.F$17]&lt;[.F20]; [.F22]; [.F20]))" office:value-type="float" office:value="1.275" calcext:value-type="float">
            <text:p>1.275</text:p>
          </table:table-cell>
          <table:table-cell table:formula="of:=IF([.G17]&lt;0.5; [.G21]; IF([.G$17]&lt;[.G20]; [.G22]; [.G20]))" office:value-type="float" office:value="1.84875" calcext:value-type="float">
            <text:p>1.84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above 0.9 L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formula="of:=MAX(20; MIN(([vessel.$F$5]+75)/5; 35))" office:value-type="float" office:value="20" calcext:value-type="float">
            <text:p>2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low 0.5 L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formula="of:=MAX(10; MIN(([vessel.$F$5]+75)/10; 20))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 between</text:p>
          </table:table-cell>
          <table:table-cell table:formula="of:=([.C24]-[.C25])/0.4*([.C$17]-0.5)+[.C25]" office:value-type="float" office:value="17.5" calcext:value-type="float">
            <text:p>17.5</text:p>
          </table:table-cell>
          <table:table-cell table:formula="of:=([.D24]-[.D25])/0.4*([.D$17]-0.5)+[.D25]" office:value-type="float" office:value="17.5" calcext:value-type="float">
            <text:p>17.5</text:p>
          </table:table-cell>
          <table:table-cell table:formula="of:=([.E24]-[.E25])/0.4*([.E$17]-0.5)+[.E25]" office:value-type="float" office:value="17.5" calcext:value-type="float">
            <text:p>17.5</text:p>
          </table:table-cell>
          <table:table-cell table:formula="of:=([.F24]-[.F25])/0.4*([.F$17]-0.5)+[.F25]" office:value-type="float" office:value="5" calcext:value-type="float">
            <text:p>5</text:p>
          </table:table-cell>
          <table:table-cell table:formula="of:=([.G24]-[.G25])/0.4*([.G$17]-0.5)+[.G25]" office:value-type="float" office:value="21.25" calcext:value-type="float">
            <text:p>21.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min</text:p>
          </table:table-cell>
          <table:table-cell table:formula="of:=IF([.C36]&lt;0.5; [.C25]; IF([.C$17]&lt;[.C24]; [.C26]; [.C24]))" office:value-type="float" office:value="17.5" calcext:value-type="float">
            <text:p>17.5</text:p>
          </table:table-cell>
          <table:table-cell table:formula="of:=IF([.D36]&lt;0.5; [.D25]; IF([.D$17]&lt;[.D24]; [.D26]; [.D24]))" office:value-type="float" office:value="17.5" calcext:value-type="float">
            <text:p>17.5</text:p>
          </table:table-cell>
          <table:table-cell table:formula="of:=IF([.E36]&lt;0.5; [.E25]; IF([.E$17]&lt;[.E24]; [.E26]; [.E24]))" office:value-type="float" office:value="17.5" calcext:value-type="float">
            <text:p>17.5</text:p>
          </table:table-cell>
          <table:table-cell table:formula="of:=IF([.F36]&lt;0.5; [.F25]; IF([.F$17]&lt;[.F24]; [.F26]; [.F24]))" office:value-type="float" office:value="5" calcext:value-type="float">
            <text:p>5</text:p>
          </table:table-cell>
          <table:table-cell table:formula="of:=IF([.G36]&lt;0.5; [.G25]; IF([.G$17]&lt;[.G24]; [.G26]; [.G24]))" office:value-type="float" office:value="21.25" calcext:value-type="float">
            <text:p>21.2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-</text:p>
          </table:table-cell>
          <table:table-cell table:formula="of:=10*([vessel.$C$9]+0.75*[.C23]-(1-0.25*[.C23]/[vessel.$C$9])*([.C8]-[vessel.$C$10]))" office:value-type="float" office:value="17.1375" calcext:value-type="float">
            <text:p>17.1375</text:p>
          </table:table-cell>
          <table:table-cell table:formula="of:=10*([vessel.$C$9]+0.75*[.D23]-(1-0.25*[.D23]/[vessel.$C$9])*([.D8]-[vessel.$C$10]))" office:value-type="float" office:value="17.1375" calcext:value-type="float">
            <text:p>17.1375</text:p>
          </table:table-cell>
          <table:table-cell table:formula="of:=10*([vessel.$C$9]+0.75*[.E23]-(1-0.25*[.E23]/[vessel.$C$9])*([.E8]-[vessel.$C$10]))" office:value-type="float" office:value="17.1375" calcext:value-type="float">
            <text:p>17.1375</text:p>
          </table:table-cell>
          <table:table-cell table:formula="of:=10*([vessel.$C$9]+0.75*[.F23]-(1-0.25*[.F23]/[vessel.$C$9])*([.F8]-[vessel.$C$10]))" office:value-type="float" office:value="13.875" calcext:value-type="float">
            <text:p>13.875</text:p>
          </table:table-cell>
          <table:table-cell table:formula="of:=10*([vessel.$C$9]+0.75*[.G23]-(1-0.25*[.G23]/[vessel.$C$9])*([.G8]-[vessel.$C$10]))" office:value-type="float" office:value="18.76875" calcext:value-type="float">
            <text:p>18.76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 z +</text:p>
          </table:table-cell>
          <table:table-cell table:formula="of:=10*([vessel.$C$9]+[.C23]-([.C8]-[vessel.$C$10]))" office:value-type="float" office:value="19.575" calcext:value-type="float">
            <text:p>19.575</text:p>
          </table:table-cell>
          <table:table-cell table:formula="of:=10*([vessel.$C$9]+[.D23]-([.D8]-[vessel.$C$10]))" office:value-type="float" office:value="19.575" calcext:value-type="float">
            <text:p>19.575</text:p>
          </table:table-cell>
          <table:table-cell table:formula="of:=10*([vessel.$C$9]+[.E23]-([.E8]-[vessel.$C$10]))" office:value-type="float" office:value="19.575" calcext:value-type="float">
            <text:p>19.575</text:p>
          </table:table-cell>
          <table:table-cell table:formula="of:=10*([vessel.$C$9]+[.F23]-([.F8]-[vessel.$C$10]))" office:value-type="float" office:value="15.75" calcext:value-type="float">
            <text:p>15.75</text:p>
          </table:table-cell>
          <table:table-cell table:formula="of:=10*([vessel.$C$9]+[.G23]-([.G8]-[vessel.$C$10]))" office:value-type="float" office:value="21.4875" calcext:value-type="float">
            <text:p>21.4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</text:p>
          </table:table-cell>
          <table:table-cell table:formula="of:=IF([.C8]&gt;[$vessel.C9]; [.C29]; [.C28])" office:value-type="float" office:value="17.1375" calcext:value-type="float">
            <text:p>17.1375</text:p>
          </table:table-cell>
          <table:table-cell table:formula="of:=IF([.D8]&gt;[$vessel.D9]; [.D29]; [.D28])" office:value-type="float" office:value="17.1375" calcext:value-type="float">
            <text:p>17.1375</text:p>
          </table:table-cell>
          <table:table-cell table:formula="of:=IF([.E8]&gt;[$vessel.E9]; [.E29]; [.E28])" office:value-type="float" office:value="17.1375" calcext:value-type="float">
            <text:p>17.1375</text:p>
          </table:table-cell>
          <table:table-cell table:formula="of:=IF([.F8]&gt;[$vessel.F9]; [.F29]; [.F28])" office:value-type="float" office:value="13.875" calcext:value-type="float">
            <text:p>13.875</text:p>
          </table:table-cell>
          <table:table-cell table:formula="of:=IF([.G8]&gt;[$vessel.G9]; [.G29]; [.G28])" office:value-type="float" office:value="18.76875" calcext:value-type="float">
            <text:p>18.76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ea</text:p>
          </table:table-cell>
          <table:table-cell table:formula="of:=MAX([.C30];[.C27])" office:value-type="float" office:value="17.5" calcext:value-type="float">
            <text:p>17.5</text:p>
          </table:table-cell>
          <table:table-cell table:formula="of:=MAX([.D30];[.D27])" office:value-type="float" office:value="17.5" calcext:value-type="float">
            <text:p>17.5</text:p>
          </table:table-cell>
          <table:table-cell table:formula="of:=MAX([.E30];[.E27])" office:value-type="float" office:value="17.5" calcext:value-type="float">
            <text:p>17.5</text:p>
          </table:table-cell>
          <table:table-cell table:formula="of:=MAX([.F30];[.F27])" office:value-type="float" office:value="13.875" calcext:value-type="float">
            <text:p>13.875</text:p>
          </table:table-cell>
          <table:table-cell table:formula="of:=MAX([.G30];[.G27])" office:value-type="float" office:value="21.25" calcext:value-type="float">
            <text:p>21.25</text:p>
          </table:table-cell>
          <table:table-cell table:number-columns-repeated="13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0.5+[.C17]" office:value-type="float" office:value="1.3" calcext:value-type="float">
            <text:p>1.3</text:p>
          </table:table-cell>
          <table:table-cell table:formula="of:=0.5+[.D17]" office:value-type="float" office:value="1.3" calcext:value-type="float">
            <text:p>1.3</text:p>
          </table:table-cell>
          <table:table-cell table:formula="of:=0.5+[.E17]" office:value-type="float" office:value="1.3" calcext:value-type="float">
            <text:p>1.3</text:p>
          </table:table-cell>
          <table:table-cell table:formula="of:=0.5+[.F17]" office:value-type="float" office:value="0.8" calcext:value-type="float">
            <text:p>0.8</text:p>
          </table:table-cell>
          <table:table-cell table:formula="of:=0.5+[.G17]" office:value-type="float" office:value="1.45" calcext:value-type="float">
            <text:p>1.45</text:p>
          </table:table-cell>
          <table:table-cell table:formula="of:=0.5+[.H17]" office:value-type="float" office:value="1.2" calcext:value-type="float">
            <text:p>1.2</text:p>
          </table:table-cell>
          <table:table-cell/>
          <table:table-cell table:formula="of:=0.5+[.J17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 table:formula="of:=1" office:value-type="float" office:value="1" calcext:value-type="float">
            <text:p>1</text:p>
          </table:table-cell>
          <table:table-cell/>
          <table:table-cell table:formula="of:=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3-2.5*[.C17]" office:value-type="float" office:value="1" calcext:value-type="float">
            <text:p>1</text:p>
          </table:table-cell>
          <table:table-cell table:formula="of:=3-2.5*[.D17]" office:value-type="float" office:value="1" calcext:value-type="float">
            <text:p>1</text:p>
          </table:table-cell>
          <table:table-cell table:formula="of:=3-2.5*[.E17]" office:value-type="float" office:value="1" calcext:value-type="float">
            <text:p>1</text:p>
          </table:table-cell>
          <table:table-cell table:formula="of:=3-2.5*[.F17]" office:value-type="float" office:value="2.25" calcext:value-type="float">
            <text:p>2.25</text:p>
          </table:table-cell>
          <table:table-cell table:formula="of:=3-2.5*[.G17]" office:value-type="float" office:value="0.625" calcext:value-type="float">
            <text:p>0.625</text:p>
          </table:table-cell>
          <table:table-cell table:formula="of:=3-2.5*[.H17]" office:value-type="float" office:value="1.25" calcext:value-type="float">
            <text:p>1.25</text:p>
          </table:table-cell>
          <table:table-cell/>
          <table:table-cell table:formula="of:=3-2.5*[.J17]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1</text:p>
          </table:table-cell>
          <table:table-cell table:formula="of:=IF([.C17]&lt;0.5;[.C33];IF([.C17]&lt;0.8;[.C34];[.C35]))" office:value-type="float" office:value="1" calcext:value-type="float">
            <text:p>1</text:p>
          </table:table-cell>
          <table:table-cell table:formula="of:=IF([.D17]&lt;0.5;[.D33];IF([.D17]&lt;0.8;[.D34];[.D35]))" office:value-type="float" office:value="1" calcext:value-type="float">
            <text:p>1</text:p>
          </table:table-cell>
          <table:table-cell table:formula="of:=IF([.E17]&lt;0.5;[.E33];IF([.E17]&lt;0.8;[.E34];[.E35]))" office:value-type="float" office:value="1" calcext:value-type="float">
            <text:p>1</text:p>
          </table:table-cell>
          <table:table-cell table:formula="of:=IF([.F17]&lt;0.5;[.F33];IF([.F17]&lt;0.8;[.F34];[.F35]))" office:value-type="float" office:value="0.8" calcext:value-type="float">
            <text:p>0.8</text:p>
          </table:table-cell>
          <table:table-cell table:formula="of:=IF([.G17]&lt;0.5;[.G33];IF([.G17]&lt;0.8;[.G34];[.G35]))" office:value-type="float" office:value="0.625" calcext:value-type="float">
            <text:p>0.625</text:p>
          </table:table-cell>
          <table:table-cell table:formula="of:=IF([.H17]&lt;0.5;[.H33];IF([.H17]&lt;0.8;[.H34];[.H35]))" office:value-type="float" office:value="1" calcext:value-type="float">
            <text:p>1</text:p>
          </table:table-cell>
          <table:table-cell/>
          <table:table-cell table:formula="of:=IF([.J17]&lt;0.5;[.J33];IF([.J17]&lt;0.8;[.J34];[.J35]))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min</text:p>
          </table:table-cell>
          <table:table-cell table:number-columns-repeated="6" office:value-type="float" office:value="0.5" calcext:value-type="float">
            <text:p>0.5</text:p>
          </table:table-cell>
          <table:table-cell/>
          <table:table-cell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u</text:p>
          </table:table-cell>
          <table:table-cell table:formula="of:=100*[.C6]*[.C7]/[vessel.$F$6]" office:value-type="float" office:value="24.2857142857143" calcext:value-type="float">
            <text:p>24.2857142857143</text:p>
          </table:table-cell>
          <table:table-cell table:formula="of:=100*[.D6]*[.D7]/[vessel.$F$6]" office:value-type="float" office:value="24.2857142857143" calcext:value-type="float">
            <text:p>24.2857142857143</text:p>
          </table:table-cell>
          <table:table-cell table:formula="of:=100*[.E6]*[.E7]/[vessel.$F$6]" office:value-type="float" office:value="24.2857142857143" calcext:value-type="float">
            <text:p>24.2857142857143</text:p>
          </table:table-cell>
          <table:table-cell table:formula="of:=100*[.F6]*[.F7]/[vessel.$F$6]" office:value-type="float" office:value="24.2857142857143" calcext:value-type="float">
            <text:p>24.2857142857143</text:p>
          </table:table-cell>
          <table:table-cell table:formula="of:=100*[.G6]*[.G7]/[vessel.$F$6]" office:value-type="float" office:value="24.2857142857143" calcext:value-type="float">
            <text:p>24.2857142857143</text:p>
          </table:table-cell>
          <table:table-cell table:formula="of:=100*[.H6]*[.H7]/[vessel.$F$6]" office:value-type="float" office:value="4.37142857142857" calcext:value-type="float">
            <text:p>4.37142857142857</text:p>
          </table:table-cell>
          <table:table-cell/>
          <table:table-cell table:formula="of:=100*[.J6]*[.J7]/[vessel.$F$6]" office:value-type="float" office:value="4.37142857142857" calcext:value-type="float">
            <text:p>4.37142857142857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2 </text:p>
          </table:table-cell>
          <table:table-cell table:formula="of:=MAX([.C37]; 0.455-0.35*([.C38]^0.75-1.7)/([.C38]^0.75+1.7))" office:value-type="float" office:value="0.5" calcext:value-type="float">
            <text:p>0.5</text:p>
          </table:table-cell>
          <table:table-cell table:formula="of:=MAX([.D37]; 0.455-0.35*([.D38]^0.75-1.7)/([.D38]^0.75+1.7))" office:value-type="float" office:value="0.5" calcext:value-type="float">
            <text:p>0.5</text:p>
          </table:table-cell>
          <table:table-cell table:formula="of:=MAX([.E37]; 0.455-0.35*([.E38]^0.75-1.7)/([.E38]^0.75+1.7))" office:value-type="float" office:value="0.5" calcext:value-type="float">
            <text:p>0.5</text:p>
          </table:table-cell>
          <table:table-cell table:formula="of:=MAX([.F37]; 0.455-0.35*([.F38]^0.75-1.7)/([.F38]^0.75+1.7))" office:value-type="float" office:value="0.5" calcext:value-type="float">
            <text:p>0.5</text:p>
          </table:table-cell>
          <table:table-cell table:formula="of:=MAX([.G37]; 0.455-0.35*([.G38]^0.75-1.7)/([.G38]^0.75+1.7))" office:value-type="float" office:value="0.5" calcext:value-type="float">
            <text:p>0.5</text:p>
          </table:table-cell>
          <table:table-cell table:formula="of:=MAX([.H37]; 0.455-0.35*([.H38]^0.75-1.7)/([.H38]^0.75+1.7))" office:value-type="float" office:value="0.5" calcext:value-type="float">
            <text:p>0.5</text:p>
          </table:table-cell>
          <table:table-cell/>
          <table:table-cell table:formula="of:=MAX([.J37]; 0.455-0.35*([.J38]^0.75-1.7)/([.J38]^0.75+1.7))" office:value-type="float" office:value="0.5" calcext:value-type="float">
            <text:p>0.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deadrise eff</text:p>
          </table:table-cell>
          <table:table-cell table:formula="of:=MAX(10; MIN([.C9];30))" office:value-type="float" office:value="16" calcext:value-type="float">
            <text:p>16</text:p>
          </table:table-cell>
          <table:table-cell table:formula="of:=MAX(10; MIN([.D9];30))" office:value-type="float" office:value="10" calcext:value-type="float">
            <text:p>10</text:p>
          </table:table-cell>
          <table:table-cell table:formula="of:=MAX(10; MIN([.E9];30))" office:value-type="float" office:value="30" calcext:value-type="float">
            <text:p>30</text:p>
          </table:table-cell>
          <table:table-cell table:formula="of:=MAX(10; MIN([.F9];30))" office:value-type="float" office:value="30" calcext:value-type="float">
            <text:p>30</text:p>
          </table:table-cell>
          <table:table-cell table:formula="of:=MAX(10; MIN([.G9];30))" office:value-type="float" office:value="12" calcext:value-type="float">
            <text:p>12</text:p>
          </table:table-cell>
          <table:table-cell table:formula="of:=MAX(10; MIN([.H9];30))" office:value-type="float" office:value="17" calcext:value-type="float">
            <text:p>17</text:p>
          </table:table-cell>
          <table:table-cell/>
          <table:table-cell table:formula="of:=MAX(10; MIN([.J9];30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k3</text:p>
          </table:table-cell>
          <table:table-cell table:formula="of:=(70-[.C40])/(70-[vessel.$F$7])" office:value-type="float" office:value="0.931034482758621" calcext:value-type="float">
            <text:p>0.931034482758621</text:p>
          </table:table-cell>
          <table:table-cell table:formula="of:=(70-[.D40])/(70-[vessel.$F$7])" office:value-type="float" office:value="1.03448275862069" calcext:value-type="float">
            <text:p>1.03448275862069</text:p>
          </table:table-cell>
          <table:table-cell table:formula="of:=(70-[.E40])/(70-[vessel.$F$7])" office:value-type="float" office:value="0.689655172413793" calcext:value-type="float">
            <text:p>0.689655172413793</text:p>
          </table:table-cell>
          <table:table-cell table:formula="of:=(70-[.F40])/(70-[vessel.$F$7])" office:value-type="float" office:value="0.689655172413793" calcext:value-type="float">
            <text:p>0.689655172413793</text:p>
          </table:table-cell>
          <table:table-cell table:formula="of:=(70-[.G40])/(70-[vessel.$F$7])" office:value-type="float" office:value="1" calcext:value-type="float">
            <text:p>1</text:p>
          </table:table-cell>
          <table:table-cell table:formula="of:=(70-[.H40])/(70-[vessel.$F$7])" office:value-type="float" office:value="0.913793103448276" calcext:value-type="float">
            <text:p>0.913793103448276</text:p>
          </table:table-cell>
          <table:table-cell/>
          <table:table-cell table:formula="of:=(70-[.J40])/(70-[vessel.$F$7])" office:value-type="float" office:value="0.931034482758621" calcext:value-type="float">
            <text:p>0.93103448275862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psl</text:p>
          </table:table-cell>
          <table:table-cell table:formula="of:=100*[vessel.$C$9]*[.C36]*[.C39]*[.C41]*[vessel.$F$4]" office:value-type="float" office:value="23.7413793103448" calcext:value-type="float">
            <text:p>23.7413793103448</text:p>
          </table:table-cell>
          <table:table-cell table:formula="of:=100*[vessel.$C$9]*[.D36]*[.D39]*[.D41]*[vessel.$F$4]" office:value-type="float" office:value="26.3793103448276" calcext:value-type="float">
            <text:p>26.3793103448276</text:p>
          </table:table-cell>
          <table:table-cell table:formula="of:=100*[vessel.$C$9]*[.E36]*[.E39]*[.E41]*[vessel.$F$4]" office:value-type="float" office:value="17.5862068965517" calcext:value-type="float">
            <text:p>17.5862068965517</text:p>
          </table:table-cell>
          <table:table-cell table:formula="of:=100*[vessel.$C$9]*[.F36]*[.F39]*[.F41]*[vessel.$F$4]" office:value-type="float" office:value="14.0689655172414" calcext:value-type="float">
            <text:p>14.0689655172414</text:p>
          </table:table-cell>
          <table:table-cell table:formula="of:=100*[vessel.$C$9]*[.G36]*[.G39]*[.G41]*[vessel.$F$4]" office:value-type="float" office:value="15.9375" calcext:value-type="float">
            <text:p>15.9375</text:p>
          </table:table-cell>
          <table:table-cell table:formula="of:=100*[vessel.$C$9]*[.H36]*[.H39]*[.H41]*[vessel.$F$4]" office:value-type="float" office:value="23.301724137931" calcext:value-type="float">
            <text:p>23.301724137931</text:p>
          </table:table-cell>
          <table:table-cell/>
          <table:table-cell table:formula="of:=100*[vessel.$C$9]*[.J36]*[.J39]*[.J41]*[vessel.$F$4]" office:value-type="float" office:value="23.7413793103448" calcext:value-type="float">
            <text:p>23.7413793103448</text:p>
          </table:table-cell>
          <table:table-cell table:number-columns-repeated="10"/>
        </table:table-row>
        <table:table-row table:style-name="ro1">
          <table:table-cell table:number-columns-repeated="20"/>
        </table:table-row>
        <table:table-row table:style-name="ro1">
          <table:table-cell/>
          <table:table-cell office:value-type="string" calcext:value-type="string">
            <text:p>xlim 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formula="of:=IF([vessel.$F$4]&lt;=1; IF([vessel.$F$3]&lt;4.5; [constants.$B$7]; IF([vessel.$F$3]&lt;=5;[constants.$B$8];0)); IF([vessel.$F$4]&lt;=1.5 ;IF([vessel.$F$3]&lt;=5;[constants.$B$9];0)))/[vessel.$F$5]" office:value-type="float" office:value="0.5" calcext:value-type="float">
            <text:p>0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 ave</text:p>
          </table:table-cell>
          <table:table-cell table:formula="of:=[.C42]-([.C42]-[.C31])/0.1*([.C44]-[.C17])" office:value-type="float" office:value="42.4655172413793" calcext:value-type="float">
            <text:p>42.4655172413793</text:p>
          </table:table-cell>
          <table:table-cell table:formula="of:=[.D42]-([.D42]-[.D31])/0.1*([.D44]-[.D17])" office:value-type="float" office:value="53.0172413793104" calcext:value-type="float">
            <text:p>53.0172413793104</text:p>
          </table:table-cell>
          <table:table-cell table:formula="of:=[.E42]-([.E42]-[.E31])/0.1*([.E44]-[.E17])" office:value-type="float" office:value="17.8448275862069" calcext:value-type="float">
            <text:p>17.8448275862069</text:p>
          </table:table-cell>
          <table:table-cell table:formula="of:=[.F42]-([.F42]-[.F31])/0.1*([.F44]-[.F17])" office:value-type="float" office:value="13.6810344827586" calcext:value-type="float">
            <text:p>13.6810344827586</text:p>
          </table:table-cell>
          <table:table-cell table:formula="of:=[.G42]-([.G42]-[.G31])/0.1*([.G44]-[.G17])" office:value-type="float" office:value="-7.96875" calcext:value-type="float">
            <text:p>-7.9687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psl effective</text:p>
          </table:table-cell>
          <table:table-cell table:formula="of:=IF([.C17]&lt;[.C44]-0.1; 0; IF([.C17]&lt;[.C44]; [.C45]; [.C42]))" office:value-type="float" office:value="23.7413793103448" calcext:value-type="float">
            <text:p>23.7413793103448</text:p>
          </table:table-cell>
          <table:table-cell table:formula="of:=IF([.D17]&lt;[.D44]-0.1; 0; IF([.D17]&lt;[.D44]; [.D45]; [.D42]))" office:value-type="float" office:value="26.3793103448276" calcext:value-type="float">
            <text:p>26.3793103448276</text:p>
          </table:table-cell>
          <table:table-cell table:formula="of:=IF([.E17]&lt;[.E44]-0.1; 0; IF([.E17]&lt;[.E44]; [.E45]; [.E42]))" office:value-type="float" office:value="17.5862068965517" calcext:value-type="float">
            <text:p>17.5862068965517</text:p>
          </table:table-cell>
          <table:table-cell table:formula="of:=IF([.F17]&lt;[.F44]-0.1; 0; IF([.F17]&lt;[.F44]; [.F45]; [.F42]))" office:value-type="float" office:value="0" calcext:value-type="float">
            <text:p>0</text:p>
          </table:table-cell>
          <table:table-cell table:formula="of:=IF([.G17]&lt;[.G44]-0.1; 0; IF([.G17]&lt;[.G44]; [.G45]; [.G42]))" office:value-type="float" office:value="15.9375" calcext:value-type="float">
            <text:p>15.9375</text:p>
          </table:table-cell>
          <table:table-cell table:number-columns-repeated="13"/>
        </table:table-row>
      </table:table>
      <table:table table:name="constants" table:style-name="ta2">
        <office:forms form:automatic-focus="false" form:apply-design-mode="false"/>
        <table:table-column table:style-name="co9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table C3.5.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ottom</text:p>
          </table:table-cell>
          <table:table-cell office:value-type="string" calcext:value-type="string">
            <text:p>wetdeck</text:p>
          </table:table-cell>
        </table:table-row>
        <table:table-row table:style-name="ro1">
          <table:table-cell office:value-type="string" calcext:value-type="string">
            <text:p>min_acg_min_froude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* Len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_acg_min_froude</text:p>
          </table:table-cell>
          <table:table-cell table:formula="of:=[.B3]*[vessel.$F$5]" office:value-type="float" office:value="7" calcext:value-type="float">
            <text:p>7</text:p>
          </table:table-cell>
          <table:table-cell table:formula="of:=[.C3]*[vessel.$F$5]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_acg_max_froude</text:p>
          </table:table-cell>
          <table:table-cell table:formula="of:=[.B4]*[vessel.$F$5]" office:value-type="float" office:value="5" calcext:value-type="float">
            <text:p>5</text:p>
          </table:table-cell>
          <table:table-cell table:formula="of:=[.C4]*[vessel.$F$5]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x_acg_low_froude</text:p>
          </table:table-cell>
          <table:table-cell table:formula="of:=[.B5]*[vessel.$F$5]" office:value-type="float" office:value="5" calcext:value-type="float">
            <text:p>5</text:p>
          </table:table-cell>
          <table:table-cell table:formula="of:=[.C5]*[vessel.$F$5]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5-27T15:06:35</meta:creation-date>
    <dc:language>en-US</dc:language>
    <dc:date>2021-09-30T17:58:08.935000000</dc:date>
    <meta:editing-cycles>4</meta:editing-cycles>
    <meta:editing-duration>P1DT9H53M46S</meta:editing-duration>
    <meta:generator>LibreOffice/7.2.1.2$Windows_X86_64 LibreOffice_project/87b77fad49947c1441b67c559c339af8f3517e22</meta:generator>
    <meta:document-statistic meta:table-count="3" meta:cell-count="546" meta:object-count="0"/>
  </office:meta>
</office:document-meta>
</file>